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 * from payment;<text:line-break/>select * from film;<text:line-break/>select * from actor;<text:line-break/>select * from customer;<text:line-break/>select * from language;<text:line-break/>select * from film_actor;<text:line-break/>select * from rental;<text:line-break/>select * from category;<text:line-break/>select * from inventory;<text:line-break/>select * from order_details;<text:line-break/><text:line-break/>-- query 3.1<text:line-break/>select customer_id, amount from payment<text:line-break/>where amount &gt;= 7.99<text:line-break/><text:line-break/>-- query 3.2<text:line-break/>select title, rental_rate, replacement_cost from film<text:line-break/>where rental_rate &gt; 2.99 OR replacement_cost &gt; 19.99<text:line-break/><text:line-break/>-- query 4.1<text:line-break/>select title, description, rental_duration, replacement_cost from film<text:line-break/>where rental_duration between 4 and 6<text:line-break/>order by replacement_cost desc<text:line-break/>limit 100<text:line-break/><text:tab/><text:line-break/>-- query 4.2<text:line-break/>select title, description, rating, length from film<text:line-break/>where rating in ('G', 'PG') and length &gt;120 and description like '%Action%'<text:line-break/><text:line-break/>-- query 6.2<text:line-break/>select first_name, count(first_name) from actor <text:line-break/>group by first_name <text:line-break/>order by count desc<text:line-break/><text:line-break/>-- query 8.1<text:line-break/>select f.title, f.rental_rate, l.name from film f<text:line-break/>join language l on l.language_id = f.language_id<text:line-break/><text:line-break/>-- query 8.2<text:line-break/>select a.first_name, count(fa.film_id) from actor a<text:line-break/>join film_actor fa on fa.actor_id = a.actor_id<text:line-break/>join film f on f.film_id = fa.film_id <text:line-break/>group by a.first_name<text:line-break/>order by count desc<text:line-break/><text:line-break/>-- query 8.3<text:line-break/>select f.rating, count(r.rental_id) from rental r<text:line-break/>join inventory i on i.inventory_id = r.inventory_id<text:line-break/>right join film f on f.film_id = i.film_id<text:line-break/>group by f.rating<text:line-break/>order by count desc<text:line-break/><text:line-break/><text:soft-page-break/>-- query 10.1<text:line-break/>select r.rental_date, r.return_date,age(r.return_date ,r.rental_date) as rent_duration, c.first_name, c.last_name, c.email<text:line-break/>from rental r<text:line-break/>join customer c on c.customer_id = r.customer_id<text:line-break/>where age(r.return_date ,r.rental_date) &gt;= '7 Days'<text:line-break/>order by rent_duration<text:line-break/><text:line-break/>-- query 10.2<text:line-break/>select title, length(title), substr(title, 15) from film<text:line-break/>select title, length(title), substr(title, 15, 3) from film<text:line-break/>select title, length(title), substr(title, 15, 1) from film<text:line-break/><text:line-break/>-- query 12.1<text:line-break/>select concat(c.first_name, ' ', c.last_name) "Customer Name", c.email, sum(p.amount) "Total Rental",<text:line-break/>case<text:line-break/><text:tab/>when sum(p.amount) &gt;=200 then 'Elite'<text:line-break/><text:tab/>when sum(p.amount) between 150 and 199 then 'Platinum'<text:line-break/><text:tab/>when sum(p.amount) between 100 and 149 then 'Gold'<text:line-break/><text:tab/>when sum(p.amount) between 0 and 99 then 'Silver'<text:line-break/>end "Customer Category"<text:line-break/>from payment p<text:line-break/>join customer c on p.customer_id = c.customer_id<text:line-break/>group by "Customer Name", c.email<text:line-break/>order by sum(p.amount) desc<text:line-break/><text:line-break/>-- query 12.2<text:line-break/>create view customer_categories as<text:line-break/>select concat(c.first_name, ' ', c.last_name) "Customer Name", c.email, sum(p.amount) "Total Rental",<text:line-break/>case<text:line-break/><text:tab/>when sum(p.amount) &gt;=200 then 'Elite'<text:line-break/><text:tab/>when sum(p.amount) between 150 and 199 then 'Platinum'<text:line-break/><text:tab/>when sum(p.amount) between 100 and 149 then 'Gold'<text:line-break/><text:tab/>when sum(p.amount) between 0 and 99 then 'Silver'<text:line-break/>end "Customer Category"<text:line-break/>from payment p<text:line-break/>join customer c on p.customer_id = c.customer_id<text:line-break/>group by "Customer Name", c.email<text:line-break/>order by sum(p.amount) desc<text:line-break/><text:line-break/>select * from customer_categories<text:line-break/><text:line-break/>-- query 14.1<text:line-break/>create table order_details(<text:line-break/><text:tab/>orderid integer primary key,<text:line-break/><text:tab/>customer_name varchar(50) not null,<text:line-break/><text:tab/>product_name varchar(50) not null,<text:line-break/><text:tab/>ordered_from varchar(50) not null,<text:line-break/><text:tab/>order_amount numeric(7,2),<text:line-break/><text:tab/>order_date date not null,<text:line-break/><text:soft-page-break/><text:tab/>delivery_date date<text:line-break/>);<text:line-break/><text:line-break/>INSERT INTO <text:s/>order_details (orderid , customer_name, product_name, ordered_from, order_amount, order_date, delivery_date)<text:line-break/><text:line-break/>VALUES<text:line-break/><text:line-break/>(1001,'Linda','Pen','Store',9.82,'2025-01-02','2025-01-06'),<text:line-break/><text:line-break/>(1002,'Stephanie','Pencil','App',12.79,'2025-01-04','2025-01-08'),<text:line-break/><text:line-break/>(1003,'Deborah','Scissors','Website',13.68,'2025-01-07','2025-01-12'),<text:line-break/><text:line-break/>(1004,'Andrew','Pen','Website',7.62,'2025-01-07','2025-01-15'),<text:line-break/><text:line-break/>(1005,'Steven','Chair','Website',9.76,'2025-01-07','2025-01-11'),<text:line-break/><text:line-break/>(1006,'Susan','Pencil','Website',10.8,'2025-01-10','2025-01-13'),<text:line-break/><text:line-break/>(1007,'Robert','Pen','App',5.1,'2025-01-13','2025-01-23'),<text:line-break/><text:line-break/>(1008,'Melissa','Eraser','Website',9.13,'2025-01-13','2025-01-17'),<text:line-break/><text:line-break/>(1009,'David','Pencil','Website',6.26,'2025-01-13','2025-01-15'),<text:line-break/><text:line-break/>(1010,'Jennifer','Marker','Store',5.67,'2025-01-16','2025-01-21'),<text:line-break/><text:line-break/>(1011,'Thomas','Pen','Store',9.04,'2025-01-16','2025-01-22'),<text:line-break/><text:line-break/>(1012,'Lisa','Binder','App',7.13,'2025-01-17','2025-01-26'),<text:line-break/><text:line-break/>(1013,'Richard','Desk','Website',15.2,'2025-01-17','2025-01-18'),<text:line-break/><text:line-break/>(1014,'Matthew','Binder','Website',9.24,'2025-01-17','2025-01-18'),<text:line-break/><text:line-break/>(1015,'Charles','Envelope','Website',6.58,'2025-01-17','2025-01-18'),<text:line-break/><text:line-break/>(1016,'Michelle','Envelope','Store',9.17,'2025-01-18','2025-01-21'),<text:line-break/><text:line-break/>(1017,'Sandra','Envelope','App',6.86,'2025-01-19','2025-01-23'),<text:line-break/><text:line-break/>(1018,'Mary','Pencil','App',14.31,'2025-01-22','2025-01-29'),<text:line-break/><text:line-break/>(1019,'Michael','Pen Set','Website',7.95,'2025-01-25','2025-01-29'),<text:line-break/><text:line-break/>(1020,'Donald','Eraser','App',11.13,'2025-01-26','2025-01-28'),<text:line-break/><text:line-break/>(1021,'Amanda','Pen Set','Website',12.54,'2025-01-27','2025-01-29'),<text:line-break/><text:line-break/>(1022,'Kenneth','Pen Set','App',6.82,'2025-01-31','2025-02-03'),<text:line-break/><text:line-break/><text:soft-page-break/>(1023,'Timothy','Chair','Store',10.82,'2025-02-01','2025-02-06'),<text:line-break/><text:line-break/>(1024,'Joshua','Desk','Website',11.48,'2025-02-01','2025-02-02'),<text:line-break/><text:line-break/>(1025,'Christopher','Scissors','Website',6.45,'2025-02-02','2025-02-04'),<text:line-break/><text:line-break/>(1026,'Elizabeth','Desk','Store',15.05,'2025-02-04','2025-02-05'),<text:line-break/><text:line-break/>(1027,'Joseph','Chair','Store',14.97,'2025-02-05','2025-02-08'),<text:line-break/><text:line-break/>(1028,'George','Marker','Website',6.76,'2025-02-05','2025-02-07'),<text:line-break/><text:line-break/>(1029,'Sarah','Pen','Store',14.38,'2025-02-06','2025-02-10'),<text:line-break/><text:line-break/>(1030,'Betty','Scissors','App',7.21,'2025-02-07','2025-02-11'),<text:line-break/><text:line-break/>(1031,'Barbara','Pen Set','Store',7.89,'2025-02-11','2025-02-13'),<text:line-break/><text:line-break/>(1032,'Brian','Scissors','Store',8.75,'2025-02-12','2025-02-16'),<text:line-break/><text:line-break/>(1033,'Jessica','Pen Set','Website',9.59,'2025-02-13','2025-02-18'),<text:line-break/><text:line-break/>(1034,'Ashley','Envelope','Store',6.7,'2025-02-18','2025-02-21'),<text:line-break/><text:line-break/>(1035,'Margaret','Binder','Website',14.58,'2025-02-19','2025-02-22'),<text:line-break/><text:line-break/>(1036,'John','Marker','App',8.24,'2025-02-20','2025-02-22'),<text:line-break/><text:line-break/>(1037,'Kimberly','Eraser','Website',10.8,'2025-02-22','2025-02-26'),<text:line-break/><text:line-break/>(1038,'Karen','Scissors','Store',5.59,'2025-02-22','2025-02-23'),<text:line-break/><text:line-break/>(1039,'Paul','Pencil','Store',10.18,'2025-02-28','2025-03-03'),<text:line-break/><text:line-break/>(1040,'Donna','Marker','Website',11.61,'2025-02-28','2025-03-01'),<text:line-break/><text:line-break/>(1041,'Emily','Envelope','App',14.2,'2025-03-01','2025-03-04'),<text:line-break/><text:line-break/>(1042,'James','Chair','Website',13.13,'2025-03-03','2025-03-06'),<text:line-break/><text:line-break/>(1043,'William','Eraser','App',13.01,'2025-03-04','2025-03-09'),<text:line-break/><text:line-break/>(1044,'Anthony','Chair','Website',11.19,'2025-03-05','2025-03-08'),<text:line-break/><text:line-break/>(1045,'Kevin','Eraser','Store',8.57,'2025-03-14',NULL),<text:line-break/><text:line-break/>(1046,'Carol','Desk','App',13.88,'2025-03-15',NULL),<text:line-break/><text:line-break/>(1047,'Daniel','Desk','App',11.57,'2025-03-16',NULL),<text:line-break/><text:line-break/>(1048,'Mark','Marker','Store',8.8,'2025-03-19',NULL),<text:line-break/><text:line-break/><text:soft-page-break/>(1049,'Nancy','Binder','App',5.85,'2025-03-20',NULL),<text:line-break/><text:line-break/>(1050,'Patricia','Binder','Website',12.32,'2025-03-24',NULL);<text:line-break/><text:line-break/>select product_name, count(orderid) "No of Orders", sum(order_amount) "Total Sale" from order_details<text:line-break/>group by product_name;<text:line-break/><text:line-break/>-- query 14.2<text:line-break/>alter table order_details rename column customer_name to customer_first_name; <text:line-break/><text:line-break/>alter table order_details add column cancel_date date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5:55:36.421000000</meta:creation-date>
    <dc:date>2025-02-06T17:06:36.277000000</dc:date>
    <meta:editing-duration>PT1H11M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5" meta:paragraph-count="1" meta:word-count="533" meta:character-count="6781" meta:non-whitespace-character-count="6158"/>
  </office:meta>
</office:document-meta>
</file>